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170fe"/>
    </style:style>
    <style:style style:name="P2" style:family="paragraph" style:parent-style-name="Standard">
      <style:text-properties officeooo:paragraph-rsid="002548cb"/>
    </style:style>
    <style:style style:name="P3" style:family="paragraph" style:parent-style-name="Standard">
      <style:text-properties officeooo:rsid="002548cb" officeooo:paragraph-rsid="002548cb"/>
    </style:style>
    <style:style style:name="P4" style:family="paragraph" style:parent-style-name="Standard">
      <style:text-properties officeooo:paragraph-rsid="0029d420"/>
    </style:style>
    <style:style style:name="P5" style:family="paragraph" style:parent-style-name="Standard">
      <style:text-properties fo:font-style="italic" style:text-underline-style="solid" style:text-underline-width="auto" style:text-underline-color="font-color" officeooo:rsid="002548cb" officeooo:paragraph-rsid="002548cb" style:font-style-asian="italic" style:font-style-complex="italic"/>
    </style:style>
    <style:style style:name="P6" style:family="paragraph" style:parent-style-name="Standard">
      <style:text-properties fo:font-style="italic" style:text-underline-style="solid" style:text-underline-width="auto" style:text-underline-color="font-color" officeooo:rsid="002548cb" officeooo:paragraph-rsid="0029064d" style:font-style-asian="italic" style:font-style-complex="italic"/>
    </style:style>
    <style:style style:name="P7" style:family="paragraph" style:parent-style-name="Standard">
      <style:text-properties fo:font-style="italic" style:text-underline-style="solid" style:text-underline-width="auto" style:text-underline-color="font-color" officeooo:rsid="0029d420" officeooo:paragraph-rsid="002d2a12" style:font-style-asian="italic" style:font-style-complex="italic"/>
    </style:style>
    <style:style style:name="P8" style:family="paragraph" style:parent-style-name="Standard">
      <style:text-properties fo:font-style="italic" style:text-underline-style="solid" style:text-underline-width="auto" style:text-underline-color="font-color" officeooo:rsid="002a65c3" officeooo:paragraph-rsid="002a65c3" style:font-style-asian="italic" style:font-style-complex="italic"/>
    </style:style>
    <style:style style:name="P9" style:family="paragraph" style:parent-style-name="Standard">
      <style:text-properties fo:font-style="italic" style:text-underline-style="solid" style:text-underline-width="auto" style:text-underline-color="font-color" officeooo:rsid="002d2a12" officeooo:paragraph-rsid="002d2a12" style:font-style-asian="italic" style:font-style-complex="italic"/>
    </style:style>
    <style:style style:name="P10" style:family="paragraph" style:parent-style-name="Standard">
      <style:text-properties fo:font-style="normal" style:text-underline-style="none" officeooo:rsid="0029d420" officeooo:paragraph-rsid="0029d420" style:font-style-asian="normal" style:font-style-complex="normal"/>
    </style:style>
    <style:style style:name="P11" style:family="paragraph" style:parent-style-name="Standard">
      <style:text-properties fo:font-style="normal" style:text-underline-style="none" officeooo:rsid="0029d420" officeooo:paragraph-rsid="002d2a12" style:font-style-asian="normal" style:font-style-complex="normal"/>
    </style:style>
    <style:style style:name="P12" style:family="paragraph" style:parent-style-name="Standard">
      <style:text-properties fo:font-style="normal" style:text-underline-style="none" officeooo:rsid="002a65c3" officeooo:paragraph-rsid="002a65c3" style:font-style-asian="normal" style:font-style-complex="normal"/>
    </style:style>
    <style:style style:name="P13" style:family="paragraph" style:parent-style-name="Standard">
      <style:text-properties fo:font-weight="bold" officeooo:rsid="002548cb" officeooo:paragraph-rsid="0029064d" style:font-weight-asian="bold" style:font-weight-complex="bold"/>
    </style:style>
    <style:style style:name="P14" style:family="paragraph" style:parent-style-name="Standard">
      <style:text-properties fo:font-weight="bold" officeooo:rsid="002548cb" officeooo:paragraph-rsid="002548cb" style:font-weight-asian="bold" style:font-weight-complex="bold"/>
    </style:style>
    <style:style style:name="T1" style:family="text">
      <style:text-properties officeooo:rsid="002481b5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2d2a12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nnect PS3 Controller by pressing middle button, wait until only one light shines</text:p>
      <text:p text:style-name="P1"/>
      <text:p text:style-name="P1"><text:span text:style-name="T4">roslaunch turtlebot3_master turtlebot3_master_world1_singleBot.launch</text:span> </text:p>
      <text:p text:style-name="P1"/>
      <text:p text:style-name="P10"/>
      <text:p text:style-name="P1"/>
      <text:p text:style-name="P6">- (1 = Teleoperation, 2 = Semi-Autonomy, 3 = Full Autonomy)</text:p>
      <text:p text:style-name="P13">rosparam set <text:span text:style-name="T2">/testCondition 1</text:span></text:p>
      <text:p text:style-name="P13"><text:span text:style-name="T2">rosparam set /testCondition 2</text:span></text:p>
      <text:p text:style-name="P13"><text:span text:style-name="T2">rosparam set /testCondition 3 <text:tab/></text:span></text:p>
      <text:p text:style-name="P14"><text:span text:style-name="T2"/></text:p>
      <text:p text:style-name="P14"><text:span text:style-name="T2">rosrun turtlebot3_master turtlebot3_supervisor</text:span></text:p>
      <text:p text:style-name="P3"><text:span text:style-name="T2"/></text:p>
      <text:p text:style-name="Standard"><text:span text:style-name="T4">roslaunch obstacle-avoidance-turtlebot obs_aK.launch</text:span> </text:p>
      <text:p text:style-name="Standard"/>
      <text:p text:style-name="P4"/>
      <text:p text:style-name="P5">For condition: Teleoperation (/testCondition 1)</text:p>
      <text:p text:style-name="Standard"><text:span text:style-name="T4">roslaunch obstacle-avoidance-turtlebot naive_obs_avoid.launch</text:span> </text:p>
      <text:p text:style-name="P8">For other conditions:</text:p>
      <text:p text:style-name="P12">DO NOT START THIS NODE OR KILL IT BEFORE CHANGING CONDITION, OR IDEALLY RESTART EVERYTHING</text:p>
      <text:p text:style-name="Standard"/>
      <text:p text:style-name="Standard"/>
      <text:p text:style-name="P7">IN GAZEBO GUI:</text:p>
      <text:p text:style-name="P11">In “View” uncheck “Grid” and “Origin”<text:span text:style-name="T3">ter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rosrun turtlebot<text:span text:style-name="T1">3</text:span>_master turtlebot3_teleop_key</text:p>
      <text:p text:style-name="P2">roslaunch turtlebot3_navigation turtlebot3_navigation.launch map_file:=$HOME/catkin_ws/src/maps/supermap1.ya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1T17:14:32.833308971</meta:creation-date>
    <dc:date>2021-05-11T16:42:13.327221958</dc:date>
    <meta:editing-duration>PT1H45M13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2" meta:paragraph-count="16" meta:word-count="87" meta:character-count="829" meta:non-whitespace-character-count="753"/>
  </office:meta>
</office:document-meta>
</file>